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-- MySQL Workbench Forward Engineering<text:line-break/><text:line-break/>SET @OLD_UNIQUE_CHECKS=@@UNIQUE_CHECKS, UNIQUE_CHECKS=0;<text:line-break/>SET @OLD_FOREIGN_KEY_CHECKS=@@FOREIGN_KEY_CHECKS, FOREIGN_KEY_CHECKS=0;<text:line-break/>SET @OLD_SQL_MODE=@@SQL_MODE, SQL_MODE='ONLY_FULL_GROUP_BY,STRICT_TRANS_TABLES,NO_ZERO_IN_DATE,NO_ZERO_DATE,ERROR_FOR_DIVISION_BY_ZERO,NO_ENGINE_SUBSTITUTION';<text:line-break/><text:line-break/>-- -----------------------------------------------------<text:line-break/>-- Schema mydb<text:line-break/>-- -----------------------------------------------------<text:line-break/>-- -----------------------------------------------------<text:line-break/>-- Schema cinema<text:line-break/>-- -----------------------------------------------------<text:line-break/><text:line-break/>-- -----------------------------------------------------<text:line-break/>-- Schema cine<text:line-break/>-- -----------------------------------------------------<text:line-break/>CREATE SCHEMA IF NOT EXISTS `cine` DEFAULT CHARACTER SET utf8mb4 COLLATE utf8mb4_0900_ai_ci ;<text:line-break/>USE `cine` ;<text:line-break/><text:line-break/>-- -----------------------------------------------------<text:line-break/>-- Table `cine`.`actor`<text:line-break/>-- -----------------------------------------------------<text:line-break/>CREATE TABLE IF NOT EXISTS `cine`.`actor` (<text:line-break/> <text:s/>`actor_id` INT NOT NULL,<text:line-break/> <text:s/>`first_name` VARCHAR(45) NULL,<text:line-break/> <text:s/>`last_name` VARCHAR(45) NULL,<text:line-break/> <text:s/>`full_name` VARCHAR(45) NOT NULL,<text:line-break/> <text:s/>PRIMARY KEY (`actor_id`))<text:line-break/>ENGINE = InnoDB;<text:line-break/><text:line-break/><text:line-break/>-- -----------------------------------------------------<text:line-break/>-- Table `cinema`.`category`<text:line-break/>-- -----------------------------------------------------<text:line-break/>CREATE TABLE IF NOT EXISTS `cine`.`category` (<text:line-break/> <text:s/>`category_id` INT NOT NULL,<text:line-break/> <text:s/>`name` VARCHAR(45) NULL,<text:line-break/> <text:s/>PRIMARY KEY (`category_id`))<text:line-break/>ENGINE = InnoDB;<text:line-break/><text:line-break/><text:line-break/>-- -----------------------------------------------------<text:line-break/>-- Table `cinema`.`language`<text:line-break/>-- -----------------------------------------------------<text:line-break/>CREATE TABLE IF NOT EXISTS `cine`.`language` (<text:line-break/> <text:s/>`language_id` INT NOT NULL,<text:line-break/> <text:s/>`name` VARCHAR(45) NULL,<text:line-break/> <text:s/>PRIMARY KEY (`language_id`))<text:line-break/><text:soft-page-break/>ENGINE = InnoDB;<text:line-break/><text:line-break/><text:line-break/>-- -----------------------------------------------------<text:line-break/>-- Table `cinema`.`film`<text:line-break/>-- -----------------------------------------------------<text:line-break/>CREATE TABLE IF NOT EXISTS `cine`.`film` (<text:line-break/> <text:s/>`film_id` INT NOT NULL,<text:line-break/> <text:s/>`title` VARCHAR(45) NULL,<text:line-break/> <text:s/>`description` VARCHAR(500) NULL,<text:line-break/> <text:s/>`release_year` INT NULL,<text:line-break/> <text:s/>`language_id` INT NULL,<text:line-break/> <text:s/>`rental_duration` INT NULL,<text:line-break/> <text:s/>`rental_rate` FLOAT NULL,<text:line-break/> <text:s/>`length` INT NULL,<text:line-break/> <text:s/>`replacement_cost` FLOAT NULL,<text:line-break/> <text:s/>`rating` VARCHAR(45) NULL,<text:line-break/> <text:s/>`special_features` VARCHAR(200) NULL,<text:line-break/> <text:s/>PRIMARY KEY (`film_id`),<text:line-break/> <text:s/>INDEX `fk_film_language1_idx` (`language_id` ASC) VISIBLE,<text:line-break/> <text:s/>CONSTRAINT `fk_film_language1`<text:line-break/> <text:s text:c="3"/>FOREIGN KEY (`language_id`)<text:line-break/> <text:s text:c="3"/>REFERENCES `cinema`.`language` (`language_id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cinema`.`inventory`<text:line-break/>-- -----------------------------------------------------<text:line-break/>CREATE TABLE IF NOT EXISTS `cine`.`inventory` (<text:line-break/> <text:s/>`inventory_id` INT NOT NULL,<text:line-break/> <text:s/>`film_id` INT NULL,<text:line-break/> <text:s/>`store_id` INT NULL,<text:line-break/> <text:s/>PRIMARY KEY (`inventory_id`),<text:line-break/> <text:s/>INDEX `fk_inventory_film1_idx` (`film_id` ASC) VISIBLE,<text:line-break/> <text:s/>CONSTRAINT `fk_inventory_film1`<text:line-break/> <text:s text:c="3"/>FOREIGN KEY (`film_id`)<text:line-break/> <text:s text:c="3"/>REFERENCES `cinema`.`film` (`film_id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cinema`.`old_HDD`<text:line-break/>-- -----------------------------------------------------<text:line-break/>CREATE TABLE IF NOT EXISTS `cine`.`old_HDD` (<text:line-break/> <text:s/>`first_name` INT NULL,<text:line-break/> <text:s/>`last_name` VARCHAR(45) NULL,<text:line-break/> <text:s/>`title` VARCHAR(45) NULL,<text:line-break/><text:soft-page-break/> <text:s/>`category_id` INT NULL,<text:line-break/> <text:s/>`full_name` VARCHAR(45) NOT NULL,<text:line-break/> <text:s/>`actor_id` INT NULL,<text:line-break/> <text:s/>`film_id` INT NULL,<text:line-break/> <text:s/>INDEX `fk_old_HDD_category1_idx` (`category_id` ASC) VISIBLE,<text:line-break/> <text:s/>INDEX `fk_old_HDD_film1_idx` (`film_id` ASC) VISIBLE,<text:line-break/> <text:s/>INDEX `fk_old_HDD_actor1_idx` (`actor_id` ASC) VISIBLE,<text:line-break/> <text:s/>CONSTRAINT `fk_old_HDD_category1`<text:line-break/> <text:s text:c="3"/>FOREIGN KEY (`category_id`)<text:line-break/> <text:s text:c="3"/>REFERENCES `cinema`.`category` (`category_id`)<text:line-break/> <text:s text:c="3"/>ON DELETE NO ACTION<text:line-break/> <text:s text:c="3"/>ON UPDATE NO ACTION,<text:line-break/> <text:s/>CONSTRAINT `fk_old_HDD_film1`<text:line-break/> <text:s text:c="3"/>FOREIGN KEY (`film_id`)<text:line-break/> <text:s text:c="3"/>REFERENCES `cinema`.`film` (`film_id`)<text:line-break/> <text:s text:c="3"/>ON DELETE NO ACTION<text:line-break/> <text:s text:c="3"/>ON UPDATE NO ACTION,<text:line-break/> <text:s/>CONSTRAINT `fk_old_HDD_actor1`<text:line-break/> <text:s text:c="3"/>FOREIGN KEY (`actor_id`)<text:line-break/> <text:s text:c="3"/>REFERENCES `cinema`.`actor` (`actor_id`)<text:line-break/> <text:s text:c="3"/>ON DELETE NO ACTION<text:line-break/> <text:s text:c="3"/>ON UPDATE NO ACTION)<text:line-break/>ENGINE = InnoDB;<text:line-break/><text:line-break/><text:line-break/>-- -----------------------------------------------------<text:line-break/>-- Table `cinema`.`rental`<text:line-break/>-- -----------------------------------------------------<text:line-break/>CREATE TABLE IF NOT EXISTS `cine`.`rental` (<text:line-break/> <text:s/>`rental_id` INT NOT NULL,<text:line-break/> <text:s/>`rental_date` DATETIME NULL,<text:line-break/> <text:s/>`inventory_id` INT NULL,<text:line-break/> <text:s/>`customer_id` VARCHAR(45) NULL,<text:line-break/> <text:s/>`return_date` DATETIME NULL,<text:line-break/> <text:s/>`staff_id` INT NULL,<text:line-break/> <text:s/>PRIMARY KEY (`rental_id`),<text:line-break/> <text:s/>INDEX `fk_rental_inventory1_idx` (`inventory_id` ASC) VISIBLE,<text:line-break/> <text:s/>CONSTRAINT `fk_rental_inventory1`<text:line-break/> <text:s text:c="3"/>FOREIGN KEY (`inventory_id`)<text:line-break/> <text:s text:c="3"/>REFERENCES `cinema`.`inventory` (`inventory_id`)<text:line-break/> <text:s text:c="3"/>ON DELETE NO ACTION<text:line-break/> <text:s text:c="3"/>ON UPDATE NO ACTION)<text:line-break/>ENGINE = InnoDB;<text:line-break/><text:line-break/><text:line-break/>SET SQL_MODE=@OLD_SQL_MODE;<text:line-break/>SET FOREIGN_KEY_CHECKS=@OLD_FOREIGN_KEY_CHECKS;<text:line-break/>SET UNIQUE_CHECKS=@OLD_UNIQUE_CHECKS;<text:line-break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list xml:id="list4289400519689216120" text:style-name="L1">
        <text:list-item>
          <text:p text:style-name="P1">select f.title , f.description , l.name as language<text:line-break/>from film as f<text:line-break/>left join language as l<text:line-break/>on f.language_id = l.language_id;</text:p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1-04T17:26:18</meta:creation-date>
    <meta:document-statistic meta:table-count="0" meta:image-count="0" meta:object-count="0" meta:page-count="4" meta:paragraph-count="2" meta:word-count="455" meta:character-count="5024"/>
    <dc:date>2022-11-04T19:05:10.28</dc:date>
    <meta:editing-duration>PT1H23M41S</meta:editing-duration>
    <meta:editing-cycles>1</meta:editing-cycles>
    <meta:generator>OpenOffice/4.1.10$Win32 OpenOffice.org_project/4110m2$Build-9807</meta:generator>
  </office:meta>
</office:document-meta>
</file>